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9ff3" officeooo:paragraph-rsid="001c9ff3"/>
    </style:style>
    <style:style style:name="P2" style:family="paragraph" style:parent-style-name="Standard">
      <style:text-properties fo:language="en" fo:country="US" officeooo:rsid="001c9ff3" officeooo:paragraph-rsid="001c9ff3"/>
    </style:style>
    <style:style style:name="P3" style:family="paragraph" style:parent-style-name="Standard">
      <style:text-properties fo:language="en" fo:country="US" officeooo:rsid="002176a5" officeooo:paragraph-rsid="002176a5"/>
    </style:style>
    <style:style style:name="P4" style:family="paragraph" style:parent-style-name="Standard">
      <style:text-properties fo:language="ru" fo:country="RU" officeooo:rsid="001c9ff3" officeooo:paragraph-rsid="001c9ff3"/>
    </style:style>
    <style:style style:name="P5" style:family="paragraph" style:parent-style-name="Standard">
      <style:paragraph-properties fo:text-align="center" style:justify-single-word="false"/>
      <style:text-properties fo:language="ru" fo:country="RU" officeooo:rsid="001c9ff3" officeooo:paragraph-rsid="001c9ff3"/>
    </style:style>
    <style:style style:name="P6" style:family="paragraph" style:parent-style-name="Standard">
      <style:text-properties fo:language="ru" fo:country="RU" officeooo:rsid="001c9ff3" officeooo:paragraph-rsid="001e842f"/>
    </style:style>
    <style:style style:name="P7" style:family="paragraph" style:parent-style-name="Standard">
      <style:text-properties fo:language="ru" fo:country="RU" officeooo:rsid="001c9ff3" officeooo:paragraph-rsid="002176a5"/>
    </style:style>
    <style:style style:name="P8" style:family="paragraph" style:parent-style-name="Standard">
      <style:text-properties fo:language="ru" fo:country="RU" officeooo:rsid="001f8c64" officeooo:paragraph-rsid="001f8c64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c9ff3" officeooo:paragraph-rsid="001c9ff3" style:font-size-asian="16pt" style:font-weight-asian="bold" style:font-size-complex="16pt" style:font-weight-complex="bold"/>
    </style:style>
    <style:style style:name="P10" style:family="paragraph" style:parent-style-name="Standard">
      <style:text-properties fo:language="ru" fo:country="RU" officeooo:rsid="001e842f" officeooo:paragraph-rsid="002176a5"/>
    </style:style>
    <style:style style:name="P11" style:family="paragraph" style:parent-style-name="Standard">
      <style:text-properties fo:language="en" fo:country="US" officeooo:rsid="001e842f" officeooo:paragraph-rsid="001c9ff3"/>
    </style:style>
    <style:style style:name="P12" style:family="paragraph" style:parent-style-name="Standard">
      <style:text-properties fo:language="en" fo:country="US" officeooo:rsid="002176a5" officeooo:paragraph-rsid="002176a5"/>
    </style:style>
    <style:style style:name="P13" style:family="paragraph" style:parent-style-name="Standard">
      <style:text-properties officeooo:rsid="001c9ff3" officeooo:paragraph-rsid="0023f54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e787"/>
    </style:style>
    <style:style style:name="T3" style:family="text">
      <style:text-properties fo:language="en" fo:country="US" officeooo:rsid="001e842f"/>
    </style:style>
    <style:style style:name="T4" style:family="text">
      <style:text-properties fo:language="en" fo:country="US" officeooo:rsid="001f8c64"/>
    </style:style>
    <style:style style:name="T5" style:family="text">
      <style:text-properties fo:language="en" fo:country="US" officeooo:rsid="002176a5"/>
    </style:style>
    <style:style style:name="T6" style:family="text">
      <style:text-properties fo:language="ru" fo:country="RU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officeooo:rsid="001e842f"/>
    </style:style>
    <style:style style:name="T9" style:family="text">
      <style:text-properties officeooo:rsid="001f8c64"/>
    </style:style>
    <style:style style:name="T10" style:family="text">
      <style:text-properties officeooo:rsid="002176a5"/>
    </style:style>
    <style:style style:name="T11" style:family="text">
      <style:text-properties fo:font-weight="bold" officeooo:rsid="002176a5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Полная установка:</text:p>
      <text:p text:style-name="P1"/>
      <text:p text:style-name="P1">1 — скачать на сервере папку с проектом и всем необходимым на сервер <text:a xlink:type="simple" xlink:href="https://drive.google.com/drive/folders/1heZaXRmg21_gvlvIJpusjqbwud__2gkh?usp=sharing" text:style-name="Internet_20_link" text:visited-style-name="Visited_20_Internet_20_Link">https://drive.google.com/drive/folders/1heZaXRmg21_gvlvIJpusjqbwud__2gkh?usp=sharing</text:a> <text:span text:style-name="T10">и вставить папку </text:span><text:span text:style-name="T11">на рабочий стол.</text:span></text:p>
      <text:p text:style-name="P1"/>
      <text:p text:style-name="P13">2 — зайти в этот компьютер → свойства → дополнительные параметры среды → переменные среды → нажать <text:span text:style-name="T1">path </text:span><text:span text:style-name="T6">в верхнем окне с переменными, затем нажать </text:span>на верхнюю кнопку изменить, затем на кнопку добавить и вставить: </text:p>
      <text:p text:style-name="P13">%USERPROFILE%\Desktop\videomaker\ffmpeg\bin<text:span text:style-name="T1"><text:line-break/><text:line-break/>3 – </text:span><text:span text:style-name="T6">в папке проекта запустить установщик </text:span><text:span text:style-name="T1">python (</text:span><text:span text:style-name="T6">обязательно нажать в появившемся диалоговом окне внизу на галочку добавить </text:span><text:span text:style-name="T1">python </text:span><text:span text:style-name="T6">в </text:span><text:span text:style-name="T1">path. </text:span><text:span text:style-name="T6">И затем нажать на обычную установку</text:span><text:span text:style-name="T1">. </text:span><text:span text:style-name="T6">В конце нажать на </text:span><text:span text:style-name="T1">disable path length limit.</text:span></text:p>
      <text:p text:style-name="P1"/>
      <text:p text:style-name="P2">4 – <text:span text:style-name="T6">запустить в этой же папке установщик </text:span>chrome. <text:span text:style-name="T6">После установки все закрыть.</text:span></text:p>
      <text:p text:style-name="P2"/>
      <text:p text:style-name="P4">5 — создать нового бота в <text:span text:style-name="T1">botfather, </text:span>зайти в <text:span text:style-name="T1">config.py </text:span>и заменить токен, который после создания копии отправит сам <text:span text:style-name="T1">botfather.</text:span></text:p>
      <text:p text:style-name="P2"/>
      <text:p text:style-name="P7"><text:span text:style-name="T1">6</text:span> — после зайти в консоль (в поиске вбить <text:span text:style-name="T1">cmd </text:span><text:span text:style-name="T8">и открыть от имени администратора</text:span><text:span text:style-name="T1">),</text:span> <text:span text:style-name="T8">ввести команд</text:span><text:span text:style-name="T9">ы (скопировав весь блок и вставив ПКМ в </text:span><text:span text:style-name="T4">cmd</text:span><text:span text:style-name="T9">) и дождаться их выполнения</text:span><text:span text:style-name="T8">:</text:span></text:p>
      <text:p text:style-name="P7"/>
      <text:p text:style-name="P10"><text:tab/>cd ../../users/administrator/Desktop/videomaker</text:p>
      <text:p text:style-name="P10"><text:tab/>python -m venv venv</text:p>
      <text:p text:style-name="P7"><text:span text:style-name="T8"><text:tab/></text:span><text:span text:style-name="T5">venv\Scripts\activate</text:span><text:span text:style-name="T8"><text:line-break/><text:tab/>python -m pip install --upgrade pip</text:span></text:p>
      <text:p text:style-name="P6"><text:tab/><text:span text:style-name="T3">pip3 install Pillow-9.1.1-pp38-pypy38_pp73-win_amd64.whl</text:span></text:p>
      <text:p text:style-name="P6"><text:span text:style-name="T3"><text:tab/>pip3 install SciPy-1.8.1-cp38-cp38-win32.whl</text:span><text:line-break/> <text:tab/><text:span text:style-name="T1">pip</text:span><text:span text:style-name="T2">3</text:span><text:span text:style-name="T1"> install requests</text:span></text:p>
      <text:p text:style-name="P4"><text:tab/><text:span text:style-name="T1">pip</text:span><text:span text:style-name="T2">3</text:span><text:span text:style-name="T1"> install asyncio</text:span></text:p>
      <text:p text:style-name="P4"><text:tab/><text:span text:style-name="T1">pip</text:span><text:span text:style-name="T2">3</text:span><text:span text:style-name="T1"> install aiogram</text:span></text:p>
      <text:p text:style-name="P4"><text:tab/><text:span text:style-name="T1">pip</text:span><text:span text:style-name="T2">3</text:span><text:span text:style-name="T1"> install pymysql</text:span></text:p>
      <text:p text:style-name="P4"><text:tab/><text:span text:style-name="T1">pip</text:span><text:span text:style-name="T2">3</text:span><text:span text:style-name="T1"> install librosa</text:span></text:p>
      <text:p text:style-name="P4"><text:tab/><text:span text:style-name="T1">pip</text:span><text:span text:style-name="T2">3</text:span><text:span text:style-name="T1"> install selenium</text:span><text:span text:style-name="T3">==4.9.0</text:span></text:p>
      <text:p text:style-name="P4"><text:tab/><text:span text:style-name="T1">pip</text:span><text:span text:style-name="T2">3</text:span><text:span text:style-name="T1"> install pytz</text:span></text:p>
      <text:p text:style-name="P4"><text:tab/><text:span text:style-name="T1">pip</text:span><text:span text:style-name="T2">3</text:span><text:span text:style-name="T1"> install soundfile</text:span></text:p>
      <text:p text:style-name="P4"><text:tab/><text:span text:style-name="T1">pip</text:span><text:span text:style-name="T2">3</text:span><text:span text:style-name="T1"> install moviepy</text:span></text:p>
      <text:p text:style-name="P4"><text:tab/><text:span text:style-name="T1">pip</text:span><text:span text:style-name="T2">3</text:span><text:span text:style-name="T1"> install pydub</text:span></text:p>
      <text:p text:style-name="P4"><text:tab/><text:span text:style-name="T3">pip3 install openai</text:span></text:p>
      <text:p text:style-name="P11"/>
      <text:p text:style-name="P8">Примерчание — в конце еще раз нажать <text:span text:style-name="T1">enter.</text:span></text:p>
      <text:p text:style-name="P2">7 – <text:span text:style-name="T6">прописать в консоли </text:span>python main.py</text:p>
      <text:p text:style-name="P2"/>
      <text:p text:style-name="P4">Бот будет запущен.</text:p>
      <text:p text:style-name="P4"/>
      <text:p text:style-name="P4">Примечание <text:s/>- <text:s/>для первых 10 серверов, на котрых бот уже поставлен, нужно сделать только 5-7 пункты.</text:p>
      <text:p text:style-name="P4"/>
      <text:p text:style-name="P4"/>
      <text:p text:style-name="P4"/>
      <text:p text:style-name="P5"><text:soft-page-break/><text:span text:style-name="T7">Запуск:</text:span><text:line-break/></text:p>
      <text:p text:style-name="P7">1 — <text:span text:style-name="T10">зайти в </text:span><text:span text:style-name="T5">cmd </text:span><text:span text:style-name="T10">от имени администратора, прописать команды:</text:span></text:p>
      <text:p text:style-name="P10">cd ../../users/administrator/Desktop/videomaker</text:p>
      <text:p text:style-name="P3">venv\Scripts\activate</text:p>
      <text:p text:style-name="P3">python main.py</text:p>
      <text:p text:style-name="P4"/>
      <text:p text:style-name="P4">2 — в появившемся окне <text:span text:style-name="T1">chrome</text:span> с<text:span text:style-name="T1"> smmwix </text:span>ввести <text:span text:style-name="T1">`</text:span><text:span text:style-name="T3">nutson</text:span><text:span text:style-name="T1">` </text:span>/ <text:span text:style-name="T1">`</text:span><text:span text:style-name="T3">nutsonisthebestpassword</text:span><text:span text:style-name="T1">`</text:span></text:p>
      <text:p text:style-name="P4"/>
      <text:p text:style-name="P2">3 – <text:span text:style-name="T6">в </text:span><text:span text:style-name="T10">chrome </text:span><text:span text:style-name="T6">окне с </text:span>pictory <text:span text:style-name="T6">ввести </text:span>`nutson228@gmail.com` / <text:span text:style-name="T8">`</text:span>t94506Y5p3@`</text:p>
      <text:p text:style-name="P2"/>
      <text:p text:style-name="P2">4 – <text:span text:style-name="T6">оставить все как есть и выйти с сервера. Бот работает.<text:line-break/><text:line-break/>Примечание <text:s/>- <text:s/>время от времени бота таким образом нужно будет перезапускать (т. к. там удаленные сеансы с сервисами закрываются, нужно перезаходить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3:16:36.572000000</meta:creation-date>
    <dc:date>2023-08-15T12:59:30.074000000</dc:date>
    <meta:editing-duration>PT58M33S</meta:editing-duration>
    <meta:editing-cycles>6</meta:editing-cycles>
    <meta:generator>LibreOffice/7.5.5.2$Windows_X86_64 LibreOffice_project/ca8fe7424262805f223b9a2334bc7181abbcbf5e</meta:generator>
    <meta:document-statistic meta:table-count="0" meta:image-count="0" meta:object-count="0" meta:page-count="2" meta:paragraph-count="34" meta:word-count="302" meta:character-count="2227" meta:non-whitespace-character-count="1922"/>
  </office:meta>
</office:document-meta>
</file>